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paragraph-rsid="0000e77d"/>
    </style:style>
    <style:style style:name="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P3" style:family="paragraph" style:parent-style-name="Table_20_Contents">
      <style:text-properties style:font-name="Trebuchet MS" fo:font-size="26pt" fo:language="en" fo:country="US" officeooo:rsid="0010be90" officeooo:paragraph-rsid="0000e77d" style:font-size-asian="26pt" style:font-size-complex="26pt"/>
    </style:style>
    <style:style style:name="P4" style:family="paragraph" style:parent-style-name="Table_20_Contents">
      <style:paragraph-properties fo:text-align="center" style:justify-single-word="false"/>
      <style:text-properties fo:language="en" fo:country="US" officeooo:rsid="0010be90" officeooo:paragraph-rsid="0000e77d"/>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00e77d"/>
    </style:style>
    <style:style style:name="P7" style:family="paragraph" style:parent-style-name="Footer">
      <style:paragraph-properties fo:text-align="end" style:justify-single-word="false"/>
      <style:text-properties fo:language="en" fo:country="US" officeooo:paragraph-rsid="0000e77d"/>
    </style:style>
    <style:style style:name="P8" style:family="paragraph" style:parent-style-name="Footer">
      <style:text-properties fo:language="en" fo:country="US" officeooo:rsid="0010be90" officeooo:paragraph-rsid="0000e77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fo:language="en" fo:country="US" officeooo:paragraph-rsid="0005c099"/>
    </style:style>
    <style:style style:name="P11" style:family="paragraph" style:parent-style-name="Text_20_body">
      <style:text-properties fo:language="en" fo:country="US" officeooo:paragraph-rsid="00054f95"/>
    </style:style>
    <style:style style:name="P12" style:family="paragraph" style:parent-style-name="Heading_20_1">
      <style:text-properties fo:language="en" fo:country="US" officeooo:paragraph-rsid="00044363"/>
    </style:style>
    <style:style style:name="P13" style:family="paragraph" style:parent-style-name="Heading_20_1">
      <style:text-properties fo:language="en" fo:country="US" officeooo:rsid="00044363" officeooo:paragraph-rsid="00044363"/>
    </style:style>
    <style:style style:name="P14" style:family="paragraph" style:parent-style-name="Heading_20_1">
      <style:text-properties fo:language="en" fo:country="US" officeooo:rsid="00054f95" officeooo:paragraph-rsid="00054f95"/>
    </style:style>
    <style:style style:name="P15" style:family="paragraph" style:parent-style-name="Heading_20_1">
      <style:text-properties officeooo:paragraph-rsid="00054f95"/>
    </style:style>
    <style:style style:name="P16" style:family="paragraph" style:parent-style-name="Heading_20_1">
      <style:paragraph-properties fo:break-before="page"/>
      <style:text-properties fo:language="en" fo:country="US" officeooo:rsid="00044363" officeooo:paragraph-rsid="00044363"/>
    </style:style>
    <style:style style:name="P17" style:family="paragraph" style:parent-style-name="Heading_20_2">
      <style:text-properties officeooo:paragraph-rsid="000d5410"/>
    </style:style>
    <style:style style:name="P18" style:family="paragraph" style:parent-style-name="Text_20_body">
      <style:text-properties fo:language="en" fo:country="US" officeooo:rsid="000797af" officeooo:paragraph-rsid="000797af"/>
    </style:style>
    <style:style style:name="P19" style:family="paragraph" style:parent-style-name="Text_20_body" style:list-style-name="L1">
      <style:text-properties fo:language="en" fo:country="US" officeooo:rsid="000797af" officeooo:paragraph-rsid="0009dea0"/>
    </style:style>
    <style:style style:name="P20" style:family="paragraph" style:parent-style-name="Text_20_body" style:list-style-name="L1">
      <style:text-properties fo:language="en" fo:country="US" officeooo:rsid="000797af" officeooo:paragraph-rsid="000aacbf"/>
    </style:style>
    <style:style style:name="P21" style:family="paragraph" style:parent-style-name="Text_20_body">
      <style:text-properties fo:language="en" fo:country="US" officeooo:rsid="00054f95" officeooo:paragraph-rsid="00054f95"/>
    </style:style>
    <style:style style:name="P22" style:family="paragraph" style:parent-style-name="Text_20_body">
      <style:text-properties fo:language="en" fo:country="US" officeooo:rsid="00054f95" officeooo:paragraph-rsid="000aacbf"/>
    </style:style>
    <style:style style:name="P23" style:family="paragraph" style:parent-style-name="Text_20_body">
      <style:text-properties fo:language="en" fo:country="US" officeooo:rsid="00054f95" officeooo:paragraph-rsid="000d5410"/>
    </style:style>
    <style:style style:name="P24" style:family="paragraph" style:parent-style-name="Text_20_body">
      <style:text-properties fo:language="en" fo:country="US" officeooo:paragraph-rsid="0010ac5b"/>
    </style:style>
    <style:style style:name="P25" style:family="paragraph" style:parent-style-name="Text_20_body">
      <style:text-properties fo:language="en" fo:country="US" officeooo:paragraph-rsid="00116f3c"/>
    </style:style>
    <style:style style:name="P26" style:family="paragraph" style:parent-style-name="Text_20_body">
      <style:text-properties officeooo:paragraph-rsid="00116f3c"/>
    </style:style>
    <style:style style:name="T1" style:family="text">
      <style:text-properties officeooo:rsid="0010be90"/>
    </style:style>
    <style:style style:name="T2" style:family="text">
      <style:text-properties officeooo:rsid="00044363"/>
    </style:style>
    <style:style style:name="T3" style:family="text">
      <style:text-properties officeooo:rsid="00054f95"/>
    </style:style>
    <style:style style:name="T4" style:family="text">
      <style:text-properties officeooo:rsid="0005c099"/>
    </style:style>
    <style:style style:name="T5" style:family="text">
      <style:text-properties officeooo:rsid="000797af"/>
    </style:style>
    <style:style style:name="T6" style:family="text">
      <style:text-properties officeooo:rsid="000797af" fo:background-color="#ffff00"/>
    </style:style>
    <style:style style:name="T7" style:family="text">
      <style:text-properties fo:language="en" fo:country="US" officeooo:rsid="00054f95"/>
    </style:style>
    <style:style style:name="T8" style:family="text">
      <style:text-properties officeooo:rsid="0009dea0"/>
    </style:style>
    <style:style style:name="T9" style:family="text">
      <style:text-properties officeooo:rsid="000aacbf"/>
    </style:style>
    <style:style style:name="T10" style:family="text">
      <style:text-properties officeooo:rsid="000bc619"/>
    </style:style>
    <style:style style:name="T11" style:family="text">
      <style:text-properties officeooo:rsid="000d5410"/>
    </style:style>
    <style:style style:name="T12" style:family="text">
      <style:text-properties officeooo:rsid="000e20ce"/>
    </style:style>
    <style:style style:name="T13" style:family="text">
      <style:text-properties officeooo:rsid="00116f3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able of Contents</text:p>
          </text:index-title>
          <text:p text:style-name="P9"><text:a xlink:type="simple" xlink:href="#__RefHeading__426_1862135573">Resume<text:tab/>2</text:a></text:p>
          <text:p text:style-name="P9"><text:a xlink:type="simple" xlink:href="#__RefHeading__428_1862135573">Entities to be described<text:tab/>2</text:a></text:p>
          <text:p text:style-name="P9"><text:a xlink:type="simple" xlink:href="#__RefHeading__430_1862135573">Document structure<text:tab/>2</text:a></text:p>
          <text:p text:style-name="P9"><text:a xlink:type="simple" xlink:href="#__RefHeading__432_1862135573">Client-side description<text:tab/>2</text:a></text:p>
          <text:p text:style-name="P9"><text:a xlink:type="simple" xlink:href="#__RefHeading__434_1862135573">Server-side description<text:tab/>2</text:a></text:p>
          <text:p text:style-name="P9"><text:a xlink:type="simple" xlink:href="#__RefHeading__436_1862135573">Secondary resources and data-sources<text:tab/>3</text:a></text:p>
        </text:index-body>
      </text:table-of-content>
      <text:p text:style-name="P5"/>
      <text:p text:style-name="P5"/>
      <text:p text:style-name="P5"/>
      <text:p text:style-name="P5"/>
      <text:p text:style-name="P5"/>
      <text:h text:style-name="P16" text:outline-level="1"><text:bookmark-start text:name="__RefHeading__426_1862135573"/>Resume<text:bookmark-end text:name="__RefHeading__426_1862135573"/></text:h>
      <text:p text:style-name="P10"><text:span text:style-name="T4">This document intends to describe in a top level, user and developer friendly way SISGEA (Sistema Integrado de Simulação Geral de Espaço Aéreo – Integrated General Airspace Simulation System). Firstly, entities that are involved </text:span><text:span text:style-name="T5">(either directly or indirectly) with the system concept. Further, the document structure is briefly explained and the system is described both through the client and the server perspective. At the end of the document, some of the cited secondary resources (</text:span><text:span text:style-name="T6">e.g, &lt;insert example&gt;</text:span><text:span text:style-name="T5">) are explained as well.</text:span></text:p>
      <text:h text:style-name="P13" text:outline-level="1"><text:bookmark-start text:name="__RefHeading__428_1862135573"/>Entities to be described<text:bookmark-end text:name="__RefHeading__428_1862135573"/></text:h>
      <text:p text:style-name="P18">A list of the adopted entities with a short description on the respective entity is below:</text:p>
      <text:p text:style-name="P18"><text:span text:style-name="T8"/></text:p>
      <text:list xml:id="list5011630490099729792" text:style-name="L1">
        <text:list-item>
          <text:p text:style-name="P19"><text:span text:style-name="T8">Aircraft</text:span></text:p>
        </text:list-item>
        <text:list-item>
          <text:p text:style-name="P19"><text:span text:style-name="T8">Client</text:span></text:p>
          <text:list>
            <text:list-item>
              <text:p text:style-name="P19"><text:span text:style-name="T8">ATCo</text:span></text:p>
            </text:list-item>
            <text:list-item>
              <text:p text:style-name="P19"><text:span text:style-name="T8">Pilot</text:span></text:p>
            </text:list-item>
            <text:list-item>
              <text:p text:style-name="P19"><text:span text:style-name="T8">Administrative</text:span></text:p>
            </text:list-item>
          </text:list>
        </text:list-item>
        <text:list-item>
          <text:p text:style-name="P20"><text:span text:style-name="T9">Navigation Waypoint</text:span><text:span text:style-name="T8"> </text:span></text:p>
        </text:list-item>
        <text:list-item>
          <text:p text:style-name="P20"><text:span text:style-name="T9">World</text:span></text:p>
          <text:list>
            <text:list-item>
              <text:p text:style-name="P20"><text:span text:style-name="T9">Simulation Cell</text:span><text:line-break/><text:line-break/></text:p>
            </text:list-item>
          </text:list>
        </text:list-item>
      </text:list>
      <text:h text:style-name="P12" text:outline-level="1"><text:bookmark-start text:name="__RefHeading__430_1862135573"/><text:span text:style-name="T2">Document </text:span><text:span text:style-name="T3">s</text:span><text:span text:style-name="T2">tructure</text:span><text:bookmark-end text:name="__RefHeading__430_1862135573"/></text:h>
      <text:p text:style-name="P22"><text:span text:style-name="T9">SISGEA, being a client-server application, will have its description divided in those two fronts. There will be several common points between the client and the server perspective, but this is done with the intent to clarify the meaning of the operations that eventually involve both parts of the system. The client-side description consist of a general paragraph to the entire set of client types, followed by sub-items that cover specific details for each kind of client. </text:span><text:span text:style-name="T10">Additional resources used on both sides will be explained further on the last item, “Secondary Resources and Data Sources”.</text:span></text:p>
      <text:h text:style-name="P14" text:outline-level="1"><text:bookmark-start text:name="__RefHeading__432_1862135573"/>Client-side description<text:bookmark-end text:name="__RefHeading__432_1862135573"/></text:h>
      <text:p text:style-name="P23"><text:span text:style-name="T11">In overall, SISGEA Client programs are clients that will use services provided by the server. Those services range from acquiring and retrieving data previously obtained with simulations to feeding the server data related to the current simulation purposes. The tasks that can be performed by clients <text:s text:c="2"/>within the system context will be used below to divide their types.</text:span></text:p>
      <text:h text:style-name="P17" text:outline-level="2"><text:soft-page-break/><text:span text:style-name="T11">Administrative Client</text:span></text:h>
      <text:p text:style-name="P24"><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7" text:outline-level="2"><text:span text:style-name="T11">ATCo Client </text:span></text:h>
      <text:p text:style-name="P24"><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Heading_20_3" text:outline-level="3"><text:span text:style-name="T13">Future features (As of 31/12/2015)</text:span></text:h>
      <text:p text:style-name="P26"><text:span text:style-name="T7">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7" text:outline-level="2"><text:span text:style-name="T11">Pilot Client</text:span></text:h>
      <text:p text:style-name="P24"><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p text:style-name="P24"><text:span text:style-name="T3"/></text:p>
      <text:h text:style-name="Heading_20_3" text:outline-level="3"><text:span text:style-name="T13">Future features (As of 31/12/2015)</text:span></text:h>
      <text:p text:style-name="P25"><text:span text:style-name="T3">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5" text:outline-level="1"><text:bookmark-start text:name="__RefHeading__434_1862135573"/><text:span text:style-name="T7">Server-side description</text:span><text:bookmark-end text:name="__RefHeading__434_1862135573"/></text:h>
      <text:p text:style-name="P11"><text:span text:style-name="T3">Lorem ipsum dolor sit amet, cu dolores mediocrem honestatis sed, at dictas inimicus vel, ea nec </text:span><text:span text:style-name="T3">brute utamur delicata. Vis rebum porro definiebas ea, an eos nibh munere, ne vel dico mundi. Eros </text:span><text:soft-page-break/><text:span text:style-name="T3">veri veritus ea vel. Graeci omittam complectitur et mel, quo harum putent quaerendum id, et erant decore democritum per. Ea tale soluta euripidis est, ne eos latine ullamcorper, mea ne agam augue scriptorem. His sale minimum suscipiantur ex, sea assum suavitate ea.</text:span></text:p>
      <text:h text:style-name="P14" text:outline-level="1"><text:bookmark-start text:name="__RefHeading__436_1862135573"/>Secondary resources and data-sources<text:bookmark-end text:name="__RefHeading__436_1862135573"/></text:h>
      <text:p text:style-name="P21">Lorem ipsum dolor sit amet, cu dolores mediocrem honestatis sed, at dictas inimicus vel, ea nec brute utamur delicata. Vis rebum porro definiebas ea, an eos nibh munere, ne vel dico mundi. Eros veri veritus ea vel. Graeci omittam complectitur et mel, quo harum putent quaerendum id, et erant decore democritum per. Ea tale soluta euripidis est, ne eos latine ullamcorper, mea ne agam augue scriptorem. His sale minimum suscipiantur ex, sea assum suavitate e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7cm" table:align="margins"/>
    </style:style>
    <style:style style:name="Tabela2.A" style:family="table-column">
      <style:table-column-properties style:column-width="3.461cm" style:rel-column-width="13340*"/>
    </style:style>
    <style:style style:name="Tabela2.B" style:family="table-column">
      <style:table-column-properties style:column-width="9.462cm" style:rel-column-width="36473*"/>
    </style:style>
    <style:style style:name="Tabela2.C" style:family="table-column">
      <style:table-column-properties style:column-width="2.297cm" style:rel-column-width="8853*"/>
    </style:style>
    <style:style style:name="Tabela2.D" style:family="table-column">
      <style:table-column-properties style:column-width="1.782cm" style:rel-column-width="6869*"/>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B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461cm" style:rel-column-width="13340*"/>
    </style:style>
    <style:style style:name="Tabela1.B" style:family="table-column">
      <style:table-column-properties style:column-width="9.462cm" style:rel-column-width="36473*"/>
    </style:style>
    <style:style style:name="Tabela1.C" style:family="table-column">
      <style:table-column-properties style:column-width="2.297cm" style:rel-column-width="8853*"/>
    </style:style>
    <style:style style:name="Tabela1.D" style:family="table-column">
      <style:table-column-properties style:column-width="1.782cm" style:rel-column-width="6869*"/>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B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MP1" style:family="paragraph" style:parent-style-name="Header">
      <style:text-properties fo:language="en" fo:country="US" officeooo:paragraph-rsid="0000e77d"/>
    </style:style>
    <style:style style:name="MP2" style:family="paragraph" style:parent-style-name="Table_20_Contents">
      <style:paragraph-properties fo:text-align="center" style:justify-single-word="false"/>
      <style:text-properties style:font-name="Trebuchet MS" fo:font-size="26pt" fo:language="en" fo:country="US" officeooo:rsid="0010be90" officeooo:paragraph-rsid="0000e77d" style:font-size-asian="26pt" style:font-size-complex="26pt"/>
    </style:style>
    <style:style style:name="MP3" style:family="paragraph" style:parent-style-name="Table_20_Contents">
      <style:paragraph-properties fo:text-align="center" style:justify-single-word="false"/>
      <style:text-properties fo:language="en" fo:country="US" officeooo:rsid="0010be90" officeooo:paragraph-rsid="0000e77d"/>
    </style:style>
    <style:style style:name="MP4" style:family="paragraph" style:parent-style-name="Standard">
      <style:text-properties fo:language="en" fo:country="US" officeooo:paragraph-rsid="0000e77d"/>
    </style:style>
    <style:style style:name="MP5" style:family="paragraph" style:parent-style-name="Table_20_Contents">
      <style:text-properties style:font-name="Trebuchet MS" fo:font-size="26pt" fo:language="en" fo:country="US" officeooo:rsid="0010be90" officeooo:paragraph-rsid="0000e77d" style:font-size-asian="26pt" style:font-size-complex="26pt"/>
    </style:style>
    <style:style style:name="MP6" style:family="paragraph" style:parent-style-name="Footer">
      <style:paragraph-properties fo:text-align="end" style:justify-single-word="false"/>
      <style:text-properties fo:language="en" fo:country="US" officeooo:paragraph-rsid="0000e77d"/>
    </style:style>
    <style:style style:name="MP7" style:family="paragraph" style:parent-style-name="Footer">
      <style:text-properties fo:language="en" fo:country="US" officeooo:rsid="0010be90" officeooo:paragraph-rsid="0000e77d"/>
    </style:style>
    <style:style style:name="MT1" style:family="text">
      <style:text-properties officeooo:rsid="0010be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table:table table:name="Tabela2" table:style-name="Tabela2">
          <table:table-column table:style-name="Tabela2.A"/>
          <table:table-column table:style-name="Tabela2.B"/>
          <table:table-column table:style-name="Tabela2.C"/>
          <table:table-column table:style-name="Tabela2.D"/>
          <table:table-row>
            <table:table-cell table:style-name="Tabela2.A1" table:number-rows-spanned="2" office:value-type="string">
              <text:p text:style-name="MP2">SISGEA</text:p>
            </table:table-cell>
            <table:table-cell table:style-name="Tabela2.A1" office:value-type="string">
              <text:p text:style-name="MP3">Document Title</text:p>
            </table:table-cell>
            <table:table-cell table:style-name="Tabela2.A1" office:value-type="string">
              <text:p text:style-name="MP3">1st Edit</text:p>
            </table:table-cell>
            <table:table-cell table:style-name="Tabela2.D1" office:value-type="string">
              <text:p text:style-name="MP3">Revision</text:p>
            </table:table-cell>
          </table:table-row>
          <table:table-row>
            <table:covered-table-cell/>
            <table:table-cell table:style-name="Tabela2.B2" office:value-type="string">
              <text:p text:style-name="MP3"><text:title>Abstract System Description</text:title></text:p>
            </table:table-cell>
            <table:table-cell table:style-name="Tabela2.B2" office:value-type="string">
              <text:p text:style-name="MP3">30/12/2015</text:p>
            </table:table-cell>
            <table:table-cell table:style-name="Tabela2.D2" office:value-type="string">
              <text:p text:style-name="MP3">1</text:p>
            </table:table-cell>
          </table:table-row>
        </table:table>
        <text:p text:style-name="MP4"/>
      </style:header>
      <style:header-first style:display="false">
        <text:p text:style-name="MP1"/>
        <table:table table:name="Tabela1" table:style-name="Tabela1">
          <table:table-column table:style-name="Tabela1.A"/>
          <table:table-column table:style-name="Tabela1.B"/>
          <table:table-column table:style-name="Tabela1.C"/>
          <table:table-column table:style-name="Tabela1.D"/>
          <table:table-row>
            <table:table-cell table:style-name="Tabela1.A1" table:number-rows-spanned="2" office:value-type="string">
              <text:p text:style-name="MP5">SISGEA</text:p>
            </table:table-cell>
            <table:table-cell table:style-name="Tabela1.A1" office:value-type="string">
              <text:p text:style-name="MP3">Document Title</text:p>
            </table:table-cell>
            <table:table-cell table:style-name="Tabela1.A1" office:value-type="string">
              <text:p text:style-name="MP3">1st Edit</text:p>
            </table:table-cell>
            <table:table-cell table:style-name="Tabela1.D1" office:value-type="string">
              <text:p text:style-name="MP3">Revision</text:p>
            </table:table-cell>
          </table:table-row>
          <table:table-row>
            <table:covered-table-cell/>
            <table:table-cell table:style-name="Tabela1.B2" office:value-type="string">
              <text:p text:style-name="MP3"><text:title>Abstract System Description</text:title></text:p>
            </table:table-cell>
            <table:table-cell table:style-name="Tabela1.B2" office:value-type="string">
              <text:p text:style-name="MP3">30/12/2015</text:p>
            </table:table-cell>
            <table:table-cell table:style-name="Tabela1.D2" office:value-type="string">
              <text:p text:style-name="MP3">1</text:p>
            </table:table-cell>
          </table:table-row>
        </table:table>
        <text:p text:style-name="MP4"/>
      </style:header-first>
      <style:footer>
        <text:p text:style-name="MP6"><text:page-number text:select-page="current">4</text:page-number>/<text:page-count>4</text:page-count> <text:span text:style-name="MT1">- </text:span><text:span text:style-name="MT1"><text:title>Abstract System Description</text:title></text:span></text:p>
      </style:footer>
      <style:footer-first style:display="fals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23:55:18.75</meta:creation-date>
    <dc:date>2015-12-31T17:19:15.62</dc:date>
    <meta:editing-duration>PT2H3M52S</meta:editing-duration>
    <meta:editing-cycles>9</meta:editing-cycles>
    <meta:generator>LibreOffice/4.0.0.3$Windows_x86 LibreOffice_project/7545bee9c2a0782548772a21bc84a9dcc583b89</meta:generator>
    <dc:title>Abstract System Description</dc:title>
    <meta:document-statistic meta:table-count="2" meta:image-count="0" meta:object-count="0" meta:page-count="4" meta:paragraph-count="52" meta:word-count="874" meta:character-count="5471" meta:non-whitespace-character-count="4650"/>
  </office:meta>
</office:document-meta>
</file>